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457in"/>
    </style:style>
    <style:style style:name="co4" style:family="table-column">
      <style:table-column-properties fo:break-before="auto" style:column-width="1.9882in"/>
    </style:style>
    <style:style style:name="co5" style:family="table-column">
      <style:table-column-properties fo:break-before="auto" style:column-width="1.9661in"/>
    </style:style>
    <style:style style:name="co6" style:family="table-column">
      <style:table-column-properties fo:break-before="auto" style:column-width="2.4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138in solid #333399" style:direction="ltr" style:rotation-angle="0" style:rotation-align="none" style:shrink-to-fit="false" style:vertical-align="top"/>
      <style:paragraph-properties fo:text-align="start" fo:margin-left="0in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138in solid #333399" style:direction="ltr" style:rotation-angle="0" style:rotation-align="none" style:shrink-to-fit="false" style:vertical-align="top"/>
      <style:paragraph-properties fo:text-align="start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333399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138in solid #333399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8117">
      <style:table-cell-properties style:glyph-orientation-vertical="0" style:diagonal-bl-tr="none" style:diagonal-tl-br="none" style:text-align-source="fix" style:repeat-content="false" fo:background-color="transparent" fo:wrap-option="no-wrap" fo:border="0.0138in solid #333399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138in solid #333399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33399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138in solid #333399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333399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138in solid #333399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138in solid #333399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138in solid #333399" style:direction="ltr" style:rotation-angle="0" style:rotation-align="none" style:shrink-to-fit="false" style:vertical-align="top"/>
      <style:paragraph-properties fo:text-align="end" fo:margin-left="0in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138in solid #333399" style:direction="ltr" style:rotation-angle="0" style:rotation-align="none" style:shrink-to-fit="false" style:vertical-align="top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138in solid #333399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33399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138in solid #333399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22" style:family="table-cell" style:parent-style-name="Default" style:data-style-name="N811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138in solid #333399" style:direction="ltr" style:rotation-angle="0" style:rotation-align="none" style:shrink-to-fit="false" style:vertical-align="top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8117">
      <style:table-cell-properties style:diagonal-bl-tr="none" style:diagonal-tl-br="none" fo:border="0.0138in solid #333399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2"/>
        <table:table-column table:style-name="co3" table:default-cell-style-name="ce17"/>
        <table:table-column table:style-name="co5" table:default-cell-style-name="ce17"/>
        <table:table-column table:style-name="co6" table:default-cell-style-name="ce12"/>
        <table:table-row table:style-name="ro1"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4"/>
          <table:table-cell table:style-name="ce21"/>
        </table:table-row>
        <table:table-row table:style-name="ro2">
          <table:table-cell table:style-name="ce1" office:value-type="string">
            <text:p>KHC-N-0000</text:p>
          </table:table-cell>
          <table:table-cell table:style-name="ce1" office:value-type="string">
            <text:p>Division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5">
            <text:p>35</text:p>
          </table:table-cell>
          <table:table-cell table:style-name="ce16" office:value-type="string">
            <text:p>17-JAN-2012</text:p>
          </table:table-cell>
        </table:table-row>
        <table:table-row table:style-name="ro2">
          <table:table-cell table:style-name="ce1" office:value-type="string">
            <text:p>HDFC-N-0000</text:p>
          </table:table-cell>
          <table:table-cell table:style-name="ce1" office:value-type="string">
            <text:p>Division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0">
            <text:p>10</text:p>
          </table:table-cell>
          <table:table-cell table:style-name="ce16" office:value-type="string">
            <text:p>08-MAR-2012</text:p>
          </table:table-cell>
        </table:table-row>
        <table:table-row table:style-name="ro2">
          <table:table-cell table:style-name="ce1" office:value-type="string">
            <text:p>SFS-N-0000</text:p>
          </table:table-cell>
          <table:table-cell table:style-name="ce1" office:value-type="string">
            <text:p>Division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0">
            <text:p>20</text:p>
          </table:table-cell>
          <table:table-cell table:style-name="ce16" office:value-type="string">
            <text:p>02-APR-2012</text:p>
          </table:table-cell>
        </table:table-row>
        <table:table-row table:style-name="ro2">
          <table:table-cell table:style-name="ce1" office:value-type="string">
            <text:p>REG-N-0000</text:p>
          </table:table-cell>
          <table:table-cell table:style-name="ce1" office:value-type="string">
            <text:p>Division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4-APR-2012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>
            <text:p>VFIN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2" office:value-type="date" office:date-value="2011-02-08">
            <text:p>8-Feb-11</text:p>
          </table:table-cell>
        </table:table-row>
        <table:table-row table:style-name="ro1">
          <table:table-cell office:value-type="string">
            <text:p>BBH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2" office:value-type="date" office:date-value="2011-03-08">
            <text:p>8-Mar-11</text:p>
          </table:table-cell>
        </table:table-row>
        <table:table-row table:style-name="ro1">
          <table:table-cell office:value-type="string">
            <text:p>NDB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2" office:value-type="date" office:date-value="2011-04-05">
            <text:p>5-Apr-11</text:p>
          </table:table-cell>
        </table:table-row>
        <table:table-row table:style-name="ro1">
          <table:table-cell office:value-type="string">
            <text:p>SINS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2" office:value-type="date" office:date-value="2011-04-06">
            <text:p>6-Apr-11</text:p>
          </table:table-cell>
        </table:table-row>
        <table:table-row table:style-name="ro1">
          <table:table-cell office:value-type="string">
            <text:p>HNB-X-0000</text:p>
          </table:table-cell>
          <table:table-cell office:value-type="string">
            <text:p>Divisi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2" office:value-type="date" office:date-value="2011-04-06">
            <text:p>6-Apr-11</text:p>
          </table:table-cell>
        </table:table-row>
        <table:table-row table:style-name="ro1">
          <table:table-cell office:value-type="string">
            <text:p>HNB-N-0000</text:p>
          </table:table-cell>
          <table:table-cell office:value-type="string">
            <text:p>Divisi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2" office:value-type="date" office:date-value="2011-04-06">
            <text:p>6-Apr-11</text:p>
          </table:table-cell>
        </table:table-row>
        <table:table-row table:style-name="ro1">
          <table:table-cell office:value-type="string">
            <text:p>MAL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22" office:value-type="date" office:date-value="2011-04-08">
            <text:p>8-Apr-11</text:p>
          </table:table-cell>
        </table:table-row>
        <table:table-row table:style-name="ro1">
          <table:table-cell office:value-type="string">
            <text:p>MAL-X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22" office:value-type="date" office:date-value="2011-04-08">
            <text:p>8-Apr-11</text:p>
          </table:table-cell>
        </table:table-row>
        <table:table-row table:style-name="ro1">
          <table:table-cell office:value-type="string">
            <text:p>ECL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22" office:value-type="date" office:date-value="2011-04-18">
            <text:p>18-Apr-11</text:p>
          </table:table-cell>
        </table:table-row>
        <table:table-row table:style-name="ro1">
          <table:table-cell office:value-type="string">
            <text:p>CFLB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22" office:value-type="date" office:date-value="2011-05-06">
            <text:p>6-May-11</text:p>
          </table:table-cell>
        </table:table-row>
        <table:table-row table:style-name="ro1">
          <table:table-cell office:value-type="string">
            <text:p>SHOT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22" office:value-type="date" office:date-value="2011-05-06">
            <text:p>6-May-11</text:p>
          </table:table-cell>
        </table:table-row>
        <table:table-row table:style-name="ro1">
          <table:table-cell office:value-type="string">
            <text:p>SHOT-X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22" office:value-type="date" office:date-value="2011-05-06">
            <text:p>6-May-11</text:p>
          </table:table-cell>
        </table:table-row>
        <table:table-row table:style-name="ro1">
          <table:table-cell office:value-type="string">
            <text:p>PABC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2" office:value-type="date" office:date-value="2011-06-08">
            <text:p>8-Jun-11</text:p>
          </table:table-cell>
        </table:table-row>
        <table:table-row table:style-name="ro1">
          <table:table-cell office:value-type="string">
            <text:p>UAL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2" office:value-type="date" office:date-value="2011-06-29">
            <text:p>29-Jun-11</text:p>
          </table:table-cell>
        </table:table-row>
        <table:table-row table:style-name="ro1">
          <table:table-cell office:value-type="string">
            <text:p>JKH-N-0000</text:p>
          </table:table-cell>
          <table:table-cell office:value-type="string">
            <text:p>Divisio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2" office:value-type="date" office:date-value="2011-06-30">
            <text:p>30-Jun-11</text:p>
          </table:table-cell>
        </table:table-row>
        <table:table-row table:style-name="ro1">
          <table:table-cell office:value-type="string">
            <text:p>AHPL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2" office:value-type="date" office:date-value="2011-07-01">
            <text:p>1-Jul-11</text:p>
          </table:table-cell>
        </table:table-row>
        <table:table-row table:style-name="ro1">
          <table:table-cell office:value-type="string">
            <text:p>TRAN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2" office:value-type="date" office:date-value="2011-07-04">
            <text:p>4-Jul-11</text:p>
          </table:table-cell>
        </table:table-row>
        <table:table-row table:style-name="ro1">
          <table:table-cell office:value-type="string">
            <text:p>CARE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22" office:value-type="date" office:date-value="2011-07-04">
            <text:p>4-Jul-11</text:p>
          </table:table-cell>
        </table:table-row>
        <table:table-row table:style-name="ro1">
          <table:table-cell office:value-type="string">
            <text:p>TSML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2" office:value-type="date" office:date-value="2011-07-05">
            <text:p>5-Jul-11</text:p>
          </table:table-cell>
        </table:table-row>
        <table:table-row table:style-name="ro1">
          <table:table-cell office:value-type="string">
            <text:p>JKL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2" office:value-type="date" office:date-value="2011-07-05">
            <text:p>5-Jul-11</text:p>
          </table:table-cell>
        </table:table-row>
        <table:table-row table:style-name="ro1">
          <table:table-cell office:value-type="string">
            <text:p>CCS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2" office:value-type="date" office:date-value="2011-08-18">
            <text:p>18-Aug-11</text:p>
          </table:table-cell>
        </table:table-row>
        <table:table-row table:style-name="ro1">
          <table:table-cell office:value-type="string">
            <text:p>CFIN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22" office:value-type="date" office:date-value="2011-08-25">
            <text:p>25-Aug-11</text:p>
          </table:table-cell>
        </table:table-row>
        <table:table-row table:style-name="ro1">
          <table:table-cell office:value-type="string">
            <text:p>COMB-X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2" office:value-type="date" office:date-value="2011-09-15">
            <text:p>15-Sep-11</text:p>
          </table:table-cell>
        </table:table-row>
        <table:table-row table:style-name="ro1">
          <table:table-cell office:value-type="string">
            <text:p>COMB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2" office:value-type="date" office:date-value="2011-09-15">
            <text:p>15-Sep-11</text:p>
          </table:table-cell>
        </table:table-row>
        <table:table-row table:style-name="ro1">
          <table:table-cell office:value-type="string">
            <text:p>EMER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style-name="ce22" office:value-type="date" office:date-value="2011-09-20">
            <text:p>20-Sep-11</text:p>
          </table:table-cell>
        </table:table-row>
        <table:table-row table:style-name="ro1">
          <table:table-cell office:value-type="string">
            <text:p>MORI-N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22" office:value-type="date" office:date-value="2011-12-28">
            <text:p>28-Dec-11</text:p>
          </table:table-cell>
        </table:table-row>
        <table:table-row table:style-name="ro1">
          <table:table-cell office:value-type="string">
            <text:p>MORI-X-0000</text:p>
          </table:table-cell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22" office:value-type="date" office:date-value="2011-12-28">
            <text:p>28-Dec-11</text:p>
          </table:table-cell>
        </table:table-row>
        <table:table-row table:style-name="ro1">
          <table:table-cell table:style-name="ce3" table:number-columns-repeated="4"/>
          <table:table-cell table:style-name="ce15"/>
        </table:table-row>
        <table:table-row table:style-name="ro1">
          <table:table-cell table:style-name="ce4" office:value-type="string">
            <text:p><text:s/><text:span text:style-name="T1">RHL-X-0000 </text:span><text:span text:style-name="T2"><text:s/></text:span></text:p>
          </table:table-cell>
          <table:table-cell table:style-name="ce12" office:value-type="string">
            <text:p><text:s/><text:span text:style-name="T1">Division </text:span><text:span text:style-name="T2"><text:s/></text:span>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office:value-type="string">
            <text:p><text:s/><text:span text:style-name="T1">26-JAN-10 </text:span><text:span text:style-name="T2"><text:s/></text:span></text:p>
          </table:table-cell>
        </table:table-row>
        <table:table-row table:style-name="ro1">
          <table:table-cell table:style-name="ce4" office:value-type="string">
            <text:p><text:s/><text:span text:style-name="T1">RHL-N-0000 </text:span><text:span text:style-name="T2"><text:s/></text:span></text:p>
          </table:table-cell>
          <table:table-cell table:style-name="ce12" office:value-type="string">
            <text:p><text:s/><text:span text:style-name="T1">Division </text:span><text:span text:style-name="T2"><text:s/></text:span>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office:value-type="string">
            <text:p><text:s/><text:span text:style-name="T1">26-JAN-10 </text:span><text:span text:style-name="T2"><text:s/></text:span></text:p>
          </table:table-cell>
        </table:table-row>
        <table:table-row table:style-name="ro1">
          <table:table-cell table:style-name="ce4" office:value-type="string">
            <text:p><text:s/><text:span text:style-name="T1">TKYO-N-0000 </text:span><text:span text:style-name="T2"><text:s/></text:span></text:p>
          </table:table-cell>
          <table:table-cell table:style-name="ce12" office:value-type="string">
            <text:p><text:s/><text:span text:style-name="T1">Division </text:span><text:span text:style-name="T2"><text:s/></text:span>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0">
            <text:p>10</text:p>
          </table:table-cell>
          <table:table-cell office:value-type="string">
            <text:p><text:s/><text:span text:style-name="T1">01-FEB-10 </text:span><text:span text:style-name="T2"><text:s/></text:span></text:p>
          </table:table-cell>
        </table:table-row>
        <table:table-row table:style-name="ro1">
          <table:table-cell table:style-name="ce4" office:value-type="string">
            <text:p><text:s/><text:span text:style-name="T1">SAMP-N-0000 </text:span><text:span text:style-name="T2"><text:s/></text:span></text:p>
          </table:table-cell>
          <table:table-cell table:style-name="ce12" office:value-type="string">
            <text:p><text:s/><text:span text:style-name="T1">Division </text:span><text:span text:style-name="T2"><text:s/></text:span>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office:value-type="string">
            <text:p><text:s/><text:span text:style-name="T1">25-MAR-10 </text:span><text:span text:style-name="T2"><text:s/></text:span></text:p>
          </table:table-cell>
        </table:table-row>
        <table:table-row table:style-name="ro1">
          <table:table-cell table:style-name="ce4" office:value-type="string">
            <text:p><text:s/><text:span text:style-name="T1">KCAB-N-0000 </text:span><text:span text:style-name="T2"><text:s/></text:span></text:p>
          </table:table-cell>
          <table:table-cell table:style-name="ce12" office:value-type="string">
            <text:p><text:s/><text:span text:style-name="T1">Division </text:span><text:span text:style-name="T2"><text:s/></text:span>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office:value-type="string">
            <text:p><text:s/><text:span text:style-name="T1">31-MAR-10 </text:span><text:span text:style-name="T2"><text:s/></text:span></text:p>
          </table:table-cell>
        </table:table-row>
        <table:table-row table:style-name="ro1">
          <table:table-cell table:style-name="ce4" office:value-type="string">
            <text:p><text:s/><text:span text:style-name="T1">SUN-N-0000 </text:span><text:span text:style-name="T2"><text:s/></text:span></text:p>
          </table:table-cell>
          <table:table-cell table:style-name="ce12" office:value-type="string">
            <text:p><text:s/><text:span text:style-name="T1">Division </text:span><text:span text:style-name="T2"><text:s/></text:span>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0">
            <text:p>10</text:p>
          </table:table-cell>
          <table:table-cell office:value-type="string">
            <text:p><text:s/><text:span text:style-name="T1">05-APR-10 </text:span><text:span text:style-name="T2"><text:s/></text:span></text:p>
          </table:table-cell>
        </table:table-row>
        <table:table-row table:style-name="ro1">
          <table:table-cell table:style-name="ce4" office:value-type="string">
            <text:p><text:s/><text:span text:style-name="T1">SEMB-N-0000 </text:span><text:span text:style-name="T2"><text:s/></text:span></text:p>
          </table:table-cell>
          <table:table-cell table:style-name="ce12" office:value-type="string">
            <text:p><text:s/><text:span text:style-name="T1">Division </text:span><text:span text:style-name="T2"><text:s/></text:span>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0">
            <text:p>10</text:p>
          </table:table-cell>
          <table:table-cell office:value-type="string">
            <text:p><text:s/><text:span text:style-name="T1">21-APR-10 </text:span><text:span text:style-name="T2"><text:s/></text:span></text:p>
          </table:table-cell>
        </table:table-row>
        <table:table-row table:style-name="ro1">
          <table:table-cell table:style-name="ce4" office:value-type="string">
            <text:p><text:s/><text:span text:style-name="T1">CFVF-N-0000 </text:span><text:span text:style-name="T2"><text:s/></text:span></text:p>
          </table:table-cell>
          <table:table-cell table:style-name="ce12" office:value-type="string">
            <text:p><text:s/><text:span text:style-name="T1">Division </text:span><text:span text:style-name="T2"><text:s/></text:span>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office:value-type="string">
            <text:p><text:s/><text:span text:style-name="T1">20-MAY-10 </text:span><text:span text:style-name="T2"><text:s/></text:span></text:p>
          </table:table-cell>
        </table:table-row>
        <table:table-row table:style-name="ro1">
          <table:table-cell table:style-name="ce4" office:value-type="string">
            <text:p><text:s/><text:span text:style-name="T1">ATL-N-0000 </text:span><text:span text:style-name="T2"><text:s/></text:span></text:p>
          </table:table-cell>
          <table:table-cell table:style-name="ce12" office:value-type="string">
            <text:p><text:s/><text:span text:style-name="T1">Division </text:span><text:span text:style-name="T2"><text:s/></text:span>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0">
            <text:p>10</text:p>
          </table:table-cell>
          <table:table-cell office:value-type="string">
            <text:p><text:s/><text:span text:style-name="T1">16-JUN-10 </text:span><text:span text:style-name="T2"><text:s/></text:span></text:p>
          </table:table-cell>
        </table:table-row>
        <table:table-row table:style-name="ro1">
          <table:table-cell table:style-name="ce4" office:value-type="string">
            <text:p><text:s/><text:span text:style-name="T1">COMB-N-0000 </text:span><text:span text:style-name="T2"><text:s/></text:span></text:p>
          </table:table-cell>
          <table:table-cell table:style-name="ce12" office:value-type="string">
            <text:p><text:s/><text:span text:style-name="T1">Division </text:span><text:span text:style-name="T2"><text:s/></text:span>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office:value-type="string">
            <text:p><text:s/><text:span text:style-name="T1">21-JUN-10 </text:span><text:span text:style-name="T2"><text:s/></text:span></text:p>
          </table:table-cell>
        </table:table-row>
        <table:table-row table:style-name="ro1">
          <table:table-cell table:style-name="ce4" office:value-type="string">
            <text:p><text:s/><text:span text:style-name="T1">COMB-X-0000 </text:span><text:span text:style-name="T2"><text:s/></text:span></text:p>
          </table:table-cell>
          <table:table-cell table:style-name="ce12" office:value-type="string">
            <text:p><text:s/><text:span text:style-name="T1">Division </text:span><text:span text:style-name="T2"><text:s/></text:span>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office:value-type="string">
            <text:p><text:s/><text:span text:style-name="T1">21-JUN-10 </text:span><text:span text:style-name="T2"><text:s/></text:span></text:p>
          </table:table-cell>
        </table:table-row>
        <table:table-row table:style-name="ro1">
          <table:table-cell table:style-name="ce4" office:value-type="string">
            <text:p><text:s/><text:span text:style-name="T1">HHL-N-0000 </text:span><text:span text:style-name="T2"><text:s/></text:span></text:p>
          </table:table-cell>
          <table:table-cell table:style-name="ce12" office:value-type="string">
            <text:p><text:s/><text:span text:style-name="T1">Division </text:span><text:span text:style-name="T2"><text:s/></text:span>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office:value-type="string">
            <text:p><text:s/><text:span text:style-name="T1">08-JUL-10 </text:span><text:span text:style-name="T2"><text:s/></text:span></text:p>
          </table:table-cell>
        </table:table-row>
        <table:table-row table:style-name="ro1">
          <table:table-cell table:style-name="ce4" office:value-type="string">
            <text:p><text:s/><text:span text:style-name="T1">TWOD-N-0000 </text:span><text:span text:style-name="T2"><text:s/></text:span></text:p>
          </table:table-cell>
          <table:table-cell table:style-name="ce12" office:value-type="string">
            <text:p><text:s/><text:span text:style-name="T1">Division </text:span><text:span text:style-name="T2"><text:s/></text:span>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office:value-type="string">
            <text:p><text:s/><text:span text:style-name="T1">15-JUL-10 </text:span><text:span text:style-name="T2"><text:s/></text:span></text:p>
          </table:table-cell>
        </table:table-row>
        <table:table-row table:style-name="ro1">
          <table:table-cell table:style-name="ce4" office:value-type="string">
            <text:p><text:s/><text:span text:style-name="T1">VLL-N-0000 </text:span><text:span text:style-name="T2"><text:s/></text:span></text:p>
          </table:table-cell>
          <table:table-cell table:style-name="ce12" office:value-type="string">
            <text:p><text:s/><text:span text:style-name="T1">Division </text:span><text:span text:style-name="T2"><text:s/></text:span>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0">
            <text:p>10</text:p>
          </table:table-cell>
          <table:table-cell office:value-type="string">
            <text:p><text:s/><text:span text:style-name="T1">27-JUL-10 </text:span><text:span text:style-name="T2"><text:s/></text:span></text:p>
          </table:table-cell>
        </table:table-row>
        <table:table-row table:style-name="ro1">
          <table:table-cell table:style-name="ce4" office:value-type="string">
            <text:p><text:s/><text:span text:style-name="T1">JKL-N-0000 </text:span><text:span text:style-name="T2"><text:s/></text:span></text:p>
          </table:table-cell>
          <table:table-cell table:style-name="ce12" office:value-type="string">
            <text:p><text:s/><text:span text:style-name="T1">Division </text:span><text:span text:style-name="T2"><text:s/></text:span>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office:value-type="string">
            <text:p><text:s/><text:span text:style-name="T1">31-AUG-10 </text:span><text:span text:style-name="T2"><text:s/></text:span></text:p>
          </table:table-cell>
        </table:table-row>
        <table:table-row table:style-name="ro1">
          <table:table-cell table:style-name="ce4" office:value-type="string">
            <text:p><text:s/><text:span text:style-name="T1">TRAN-N-0000 </text:span><text:span text:style-name="T2"><text:s/></text:span></text:p>
          </table:table-cell>
          <table:table-cell table:style-name="ce12" office:value-type="string">
            <text:p><text:s/><text:span text:style-name="T1">Division </text:span><text:span text:style-name="T2"><text:s/></text:span>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office:value-type="string">
            <text:p><text:s/><text:span text:style-name="T1">06-SEP-10 </text:span><text:span text:style-name="T2"><text:s/></text:span></text:p>
          </table:table-cell>
        </table:table-row>
        <table:table-row table:style-name="ro1">
          <table:table-cell table:style-name="ce4" office:value-type="string">
            <text:p><text:s/><text:span text:style-name="T1">CFT-N-0000 </text:span><text:span text:style-name="T2"><text:s/></text:span></text:p>
          </table:table-cell>
          <table:table-cell table:style-name="ce12" office:value-type="string">
            <text:p><text:s/><text:span text:style-name="T1">Division </text:span><text:span text:style-name="T2"><text:s/></text:span>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0">
            <text:p>10</text:p>
          </table:table-cell>
          <table:table-cell office:value-type="string">
            <text:p><text:s/><text:span text:style-name="T1">17-SEP-10 </text:span><text:span text:style-name="T2"><text:s/></text:span></text:p>
          </table:table-cell>
        </table:table-row>
        <table:table-row table:style-name="ro1">
          <table:table-cell table:style-name="ce4" office:value-type="string">
            <text:p><text:s/><text:span text:style-name="T1">WATA-N-0000 </text:span><text:span text:style-name="T2"><text:s/></text:span></text:p>
          </table:table-cell>
          <table:table-cell table:style-name="ce12" office:value-type="string">
            <text:p><text:s/><text:span text:style-name="T1">Division </text:span><text:span text:style-name="T2"><text:s/></text:span>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0">
            <text:p>10</text:p>
          </table:table-cell>
          <table:table-cell office:value-type="string">
            <text:p><text:s/><text:span text:style-name="T1">27-SEP-10 </text:span><text:span text:style-name="T2"><text:s/></text:span></text:p>
          </table:table-cell>
        </table:table-row>
        <table:table-row table:style-name="ro1">
          <table:table-cell table:style-name="ce5" office:value-type="string">
            <text:p>RICH-N-0000</text:p>
          </table:table-cell>
          <table:table-cell table:style-name="ce13" office:value-type="string">
            <text:p>Division</text:p>
          </table:table-cell>
          <table:table-cell table:style-name="ce19" office:value-type="float" office:value="1">
            <text:p>1</text:p>
          </table:table-cell>
          <table:table-cell table:style-name="ce13" office:value-type="float" office:value="15">
            <text:p>15</text:p>
          </table:table-cell>
          <table:table-cell office:value-type="string">
            <text:p><text:s/>08-OCT<text:span text:style-name="T1">-10 </text:span><text:span text:style-name="T2"><text:s/></text:span></text:p>
          </table:table-cell>
        </table:table-row>
        <table:table-row table:style-name="ro1">
          <table:table-cell table:style-name="ce6" office:value-type="string">
            <text:p>SPEN-N-0000</text:p>
          </table:table-cell>
          <table:table-cell table:style-name="ce13" office:value-type="string">
            <text:p>Division</text:p>
          </table:table-cell>
          <table:table-cell table:style-name="ce19" office:value-type="float" office:value="1">
            <text:p>1</text:p>
          </table:table-cell>
          <table:table-cell table:style-name="ce13" office:value-type="float" office:value="15">
            <text:p>15</text:p>
          </table:table-cell>
          <table:table-cell office:value-type="string">
            <text:p><text:s/>11<text:span text:style-name="T1">-OCT-10 </text:span><text:span text:style-name="T2"><text:s/></text:span></text:p>
          </table:table-cell>
        </table:table-row>
        <table:table-row table:style-name="ro1">
          <table:table-cell table:style-name="ce7" office:value-type="string">
            <text:p>SAMP-N-0000</text:p>
          </table:table-cell>
          <table:table-cell table:style-name="ce12" office:value-type="string">
            <text:p>Division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office:value-type="string">
            <text:p><text:s/>12<text:span text:style-name="T1">-OCT-10 </text:span><text:span text:style-name="T2"><text:s/></text:span></text:p>
          </table:table-cell>
        </table:table-row>
        <table:table-row table:style-name="ro1">
          <table:table-cell table:style-name="ce7" office:value-type="string">
            <text:p>CINV-N-0000</text:p>
          </table:table-cell>
          <table:table-cell table:style-name="ce14" office:value-type="string">
            <text:p>Division</text:p>
          </table:table-cell>
          <table:table-cell table:style-name="ce12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office:value-type="string">
            <text:p><text:s/>26<text:span text:style-name="T1">-OCT-10 </text:span><text:span text:style-name="T2"><text:s/></text:span></text:p>
          </table:table-cell>
        </table:table-row>
        <table:table-row table:style-name="ro1">
          <table:table-cell table:style-name="ce4" office:value-type="string">
            <text:p>ELPL-N-0000</text:p>
          </table:table-cell>
          <table:table-cell table:style-name="ce14" office:value-type="string">
            <text:p>Division</text:p>
          </table:table-cell>
          <table:table-cell table:style-name="ce12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office:value-type="string">
            <text:p><text:s/>26<text:span text:style-name="T1">-OCT-10 </text:span><text:span text:style-name="T2"><text:s/></text:span></text:p>
          </table:table-cell>
        </table:table-row>
        <table:table-row table:style-name="ro1">
          <table:table-cell table:style-name="ce4" office:value-type="string">
            <text:p>CIND-N-0000</text:p>
          </table:table-cell>
          <table:table-cell table:style-name="ce12" office:value-type="string">
            <text:p>Division</text:p>
          </table:table-cell>
          <table:table-cell table:style-name="ce12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office:value-type="string">
            <text:p><text:s/>28<text:span text:style-name="T1">-OCT-10 </text:span><text:span text:style-name="T2"><text:s/></text:span></text:p>
          </table:table-cell>
        </table:table-row>
        <table:table-row table:style-name="ro1">
          <table:table-cell table:style-name="ce5" office:value-type="string">
            <text:p>TYRE-N-0000</text:p>
          </table:table-cell>
          <table:table-cell table:style-name="ce12" office:value-type="string">
            <text:p>Division</text:p>
          </table:table-cell>
          <table:table-cell table:style-name="ce19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office:value-type="string">
            <text:p><text:s/>08<text:span text:style-name="T1">-NOV-10 </text:span><text:span text:style-name="T2"><text:s/></text:span></text:p>
          </table:table-cell>
        </table:table-row>
        <table:table-row table:style-name="ro1">
          <table:table-cell table:style-name="ce5" office:value-type="string">
            <text:p>BOPL-N-0000</text:p>
          </table:table-cell>
          <table:table-cell table:style-name="ce12" office:value-type="string">
            <text:p>Division</text:p>
          </table:table-cell>
          <table:table-cell table:style-name="ce19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office:value-type="string">
            <text:p><text:s/>22<text:span text:style-name="T1">-NOV-10 </text:span><text:span text:style-name="T2"><text:s/></text:span></text:p>
          </table:table-cell>
        </table:table-row>
        <table:table-row table:style-name="ro1">
          <table:table-cell table:style-name="ce5" office:value-type="string">
            <text:p>GUAR-N-0000</text:p>
          </table:table-cell>
          <table:table-cell table:style-name="ce12" office:value-type="string">
            <text:p>Division</text:p>
          </table:table-cell>
          <table:table-cell table:style-name="ce19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office:value-type="string">
            <text:p><text:s/>22<text:span text:style-name="T1">-NOV-10 </text:span><text:span text:style-name="T2"><text:s/></text:span></text:p>
          </table:table-cell>
        </table:table-row>
        <table:table-row table:style-name="ro1">
          <table:table-cell table:style-name="ce8" office:value-type="string">
            <text:p>LOLC-N-0000</text:p>
          </table:table-cell>
          <table:table-cell table:style-name="ce12" office:value-type="string">
            <text:p>Division</text:p>
          </table:table-cell>
          <table:table-cell table:style-name="ce19"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office:value-type="string">
            <text:p><text:s/>22<text:span text:style-name="T1">-NOV-10 </text:span><text:span text:style-name="T2"><text:s/></text:span></text:p>
          </table:table-cell>
        </table:table-row>
        <table:table-row table:style-name="ro1">
          <table:table-cell table:style-name="ce8" office:value-type="string">
            <text:p>AHUN-N-0000</text:p>
          </table:table-cell>
          <table:table-cell table:style-name="ce12" office:value-type="string">
            <text:p>Division</text:p>
          </table:table-cell>
          <table:table-cell table:style-name="ce19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office:value-type="string">
            <text:p><text:s/>26<text:span text:style-name="T1">-NOV-10 </text:span><text:span text:style-name="T2"><text:s/></text:span></text:p>
          </table:table-cell>
        </table:table-row>
        <table:table-row table:style-name="ro1">
          <table:table-cell table:style-name="ce8" office:value-type="string">
            <text:p>NHL-N-0000</text:p>
          </table:table-cell>
          <table:table-cell table:style-name="ce12" office:value-type="string">
            <text:p>Division</text:p>
          </table:table-cell>
          <table:table-cell table:style-name="ce19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office:value-type="string">
            <text:p><text:s/>29<text:span text:style-name="T1">-NOV-10 </text:span><text:span text:style-name="T2"><text:s/></text:span></text:p>
          </table:table-cell>
        </table:table-row>
        <table:table-row table:style-name="ro1">
          <table:table-cell table:style-name="ce9"/>
          <table:table-cell table:style-name="ce15" table:number-columns-repeated="4"/>
        </table:table-row>
        <table:table-row table:style-name="ro1">
          <table:table-cell table:style-name="ce10" office:value-type="string">
            <text:p>SERV-N-000</text:p>
          </table:table-cell>
          <table:table-cell table:style-name="ce10" office:value-type="string">
            <text:p>Division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23" office:value-type="date" office:date-value="2009-05-11">
            <text:p>11-May-09</text:p>
          </table:table-cell>
        </table:table-row>
        <table:table-row table:style-name="ro1">
          <table:table-cell table:style-name="ce10" office:value-type="string">
            <text:p>ASIR-N-0000</text:p>
          </table:table-cell>
          <table:table-cell table:style-name="ce10" office:value-type="string">
            <text:p>Division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23" office:value-type="date" office:date-value="2009-12-14">
            <text:p>14-Dec-09</text:p>
          </table:table-cell>
        </table:table-row>
        <table:table-row table:style-name="ro1">
          <table:table-cell table:style-name="ce10" office:value-type="string">
            <text:p>LLUB-N-0000</text:p>
          </table:table-cell>
          <table:table-cell table:style-name="ce10" office:value-type="string">
            <text:p>Division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2009-12-18">
            <text:p>18-Dec-09</text:p>
          </table:table-cell>
        </table:table-row>
        <table:table-row table:style-name="ro1">
          <table:table-cell table:style-name="ce11" table:number-columns-repeated="5"/>
        </table:table-row>
        <table:table-row table:style-name="ro1">
          <table:table-cell table:style-name="ce11" table:number-columns-repeated="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9P0"/>
    </number:currency-style>
    <number:number-style style:name="N150">
      <number:number number:min-integer-digits="1"/>
      <number:text> </number:text>
    </number:number-style>
    <number:date-style style:name="N152P0" style:volatile="true">
      <number:day/>
      <number:text>-</number:text>
      <number:month number:textual="true"/>
      <number:text>-</number:text>
      <number:year/>
    </number:date-style>
    <number:text-style style:name="N152">
      <number:text-content/>
      <style:map style:condition="value()&gt;=0" style:apply-style-name="N152P0"/>
    </number:text-style>
    <number:number-style style:name="N153">
      <number:number number:decimal-places="1" number:min-integer-digits="1"/>
    </number:number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9/30/2013</text:date>, <text:time>22:5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13:59:24</meta:creation-date>
    <dc:date>2013-09-30T22:54:58</dc:date>
    <meta:editing-duration>PT5M22S</meta:editing-duration>
    <meta:editing-cycles>2</meta:editing-cycles>
    <meta:generator>OpenOffice/4.0.0$Unix OpenOffice.org_project/400m3$Build-9702</meta:generator>
    <meta:document-statistic meta:table-count="3" meta:cell-count="320" meta:object-count="0"/>
  </office:meta>
</office:document-meta>
</file>